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sf pro text" svg:font-family="'sf pro text', apple-system, BlinkMacSystemFont, Roboto, 'segoe ui', Helvetica, Arial, sans-serif, 'apple color emoji', 'segoe ui emoji', 'segoe ui 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paragraph-rsid="0014d159"/>
    </style:style>
    <style:style style:name="P2" style:family="paragraph" style:parent-style-name="Standard">
      <style:text-properties fo:font-size="14pt" officeooo:paragraph-rsid="0014d159" style:font-size-asian="14pt" style:font-size-complex="14pt"/>
    </style:style>
    <style:style style:name="P3" style:family="paragraph" style:parent-style-name="Standard">
      <style:paragraph-properties fo:text-align="center" style:justify-single-word="false"/>
      <style:text-properties fo:font-size="20pt" style:text-underline-style="solid" style:text-underline-width="auto" style:text-underline-color="font-color" fo:font-weight="bold" officeooo:rsid="0014d159" officeooo:paragraph-rsid="0014d159" style:font-size-asian="20pt" style:font-weight-asian="bold" style:font-size-complex="20pt" style:font-weight-complex="bold"/>
    </style:style>
    <style:style style:name="P4" style:family="paragraph" style:parent-style-name="Text_20_body">
      <style:text-properties fo:font-variant="normal" fo:text-transform="none" fo:color="#3c3b37" loext:opacity="100%" style:font-name="sf pro text" fo:font-size="14pt" fo:letter-spacing="normal" fo:font-style="normal" fo:font-weight="normal" officeooo:paragraph-rsid="0014d159" style:font-size-asian="14pt" style:font-size-complex="14pt"/>
    </style:style>
    <style:style style:name="P5"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font-variant="normal" fo:text-transform="none" fo:color="#3c3b37" loext:opacity="100%" style:font-name="sf pro text" fo:font-size="14pt" fo:letter-spacing="normal" fo:font-style="normal" fo:font-weight="normal" style:font-size-asian="14pt" style:font-size-complex="14pt"/>
    </style:style>
    <style:style style:name="P6" style:family="paragraph" style:parent-style-name="Standard">
      <style:text-properties fo:font-variant="normal" fo:text-transform="none" fo:color="#3c3b37" loext:opacity="100%" style:font-name="sf pro text" fo:font-size="14pt" fo:letter-spacing="normal" fo:font-style="normal" fo:font-weight="normal" officeooo:paragraph-rsid="0014d159" style:font-size-asian="14pt" style:font-size-complex="14pt"/>
    </style:style>
    <style:style style:name="P7" style:family="paragraph" style:parent-style-name="Standard">
      <style:text-properties fo:font-size="14pt" officeooo:paragraph-rsid="0014d159" style:font-size-asian="14pt" style:font-size-complex="14pt"/>
    </style:style>
    <style:style style:name="P8" style:family="paragraph" style:parent-style-name="Standard">
      <style:text-properties fo:font-size="14pt" officeooo:paragraph-rsid="0017478b" style:font-size-asian="14pt" style:font-size-complex="14pt"/>
    </style:style>
    <style:style style:name="T1" style:family="text">
      <style:text-properties officeooo:rsid="0014d159"/>
    </style:style>
    <style:style style:name="T2" style:family="text">
      <style:text-properties fo:font-variant="normal" fo:text-transform="none" fo:color="#3c3b37" loext:opacity="100%" style:font-name="sf pro text" fo:font-size="9.60000038146973pt" fo:letter-spacing="normal" fo:font-style="normal" fo:font-weight="normal"/>
    </style:style>
    <style:style style:name="T3" style:family="text">
      <style:text-properties fo:font-variant="normal" fo:text-transform="none" fo:color="#3c3b37" loext:opacity="100%" style:font-name="sf pro text" fo:font-size="9.60000038146973pt" fo:letter-spacing="normal" fo:font-style="normal" fo:font-weight="normal" style:font-size-asian="14pt" style:font-size-complex="14pt"/>
    </style:style>
    <style:style style:name="T4" style:family="text">
      <style:text-properties fo:font-variant="normal" fo:text-transform="none" fo:color="#3c3b37" loext:opacity="100%" style:font-name="sf pro text" fo:font-size="14pt" fo:letter-spacing="normal" fo:font-style="normal" fo:font-weight="normal" style:font-size-asian="14pt" style:font-size-complex="14pt"/>
    </style:style>
    <style:style style:name="T5" style:family="text">
      <style:text-properties fo:font-variant="normal" fo:text-transform="none" fo:color="#3c3b37" loext:opacity="100%" style:font-name="sf pro text" fo:letter-spacing="normal" fo:font-style="normal" fo:font-weight="normal"/>
    </style:style>
    <style:style style:name="T6" style:family="text">
      <style:text-properties fo:font-variant="normal" fo:text-transform="none" fo:color="#3c3b37" loext:opacity="100%" style:font-name="sf pro text" fo:letter-spacing="normal" fo:font-style="normal" fo:font-weight="normal" officeooo:rsid="0014d159"/>
    </style:style>
    <style:style style:name="T7" style:family="text">
      <style:text-properties fo:font-variant="normal" fo:text-transform="none" fo:color="#3c3b37" loext:opacity="100%" style:font-name="sf pro text" fo:letter-spacing="normal" fo:font-style="normal" fo:font-weight="normal" officeooo:rsid="0017478b"/>
    </style:style>
    <style:style style:name="T8" style:family="text">
      <style:text-properties fo:font-size="14pt" style:font-size-asian="14pt" style:font-size-complex="14pt"/>
    </style:style>
    <style:style style:name="T9" style:family="text">
      <style:text-properties fo:font-size="14pt" officeooo:rsid="0014d159" style:font-size-asian="14pt" style:font-size-complex="14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IMP POINTS</text:p>
      <text:p text:style-name="P2"/>
      <text:p text:style-name="P2">1.) Artificial Intelligence (AI) enables computers and machines to mimic the perception, learning, problem-solving, and decision-making capabilities of the human mind.<text:line-break/></text:p>
      <text:p text:style-name="P2">2.) In computer science, the term artificial intelligence (AI) refers to any human-like intelligence exhibited by a computer, robot, or other machine.<text:line-break/></text:p>
      <text:p text:style-name="P2">3.) Artificial Intelligence refers to the ability of a computer or machine to mimic the capabilities of the human mind - learning from examples and experience, recognizing<text:line-break/>objects, understanding and responding to language, making decisions, solving problems - and combining these and other capabilities to perform functions a human might perform, such as greeting a hotel guest or driving a car.</text:p>
      <text:p text:style-name="P2"/>
      <text:p text:style-name="P1"><text:span text:style-name="T9">4.) </text:span><text:span text:style-name="T4">After decades of being relegated to science fiction, today, AI is part of our everyday lives.</text:span></text:p>
      <text:p text:style-name="P2"/>
      <text:p text:style-name="P2"><text:span text:style-name="T6">5.) </text:span><text:span text:style-name="T5">The serge in AI development is made possible by the sudden availability of large amounts of data and the corresponding development and wide availability of computer systems that can process all that data faster and more accurately than humans can.</text:span> </text:p>
      <text:p text:style-name="P2"/>
      <text:p text:style-name="P2"><text:span text:style-name="T6">6.) </text:span><text:span text:style-name="T5">AI is completing our words as we type them, providing driving directions when we ask, vaccuming our flours, and recommending what we should buy or binge-watch next.</text:span> <text:line-break/></text:p>
      <text:p text:style-name="P2"><text:span text:style-name="T6">7.) </text:span><text:span text:style-name="T5">And it's driving applications - such as medical image analysis - that help skilled professionals do important work faster and with greater success.</text:span></text:p>
      <text:p text:style-name="P2"/>
      <text:p text:style-name="P2"><text:span text:style-name="T6">8.) </text:span><text:span text:style-name="T5">As common as artificial intelligence is today, understanding AI and AI terminology can be difficult because many of the terms are used interchangeably; and while they are actually interchangeable in some cases, they are not in other cases.</text:span></text:p>
      <text:p text:style-name="P6"/>
      <text:p text:style-name="P2"><text:span text:style-name="T6">9.) </text:span><text:span text:style-name="T5">Think of artificial intelligence as the entire universe of computing technology that exhibits anything remotely resembling human intelligence. AI systems can include anything from an expert system - a problem-solving application that makes decisions based on complex rules or if/then logic - to something like the equivalent of the fictional Pixar character Wall-E, a </text:span><text:soft-page-break/><text:span text:style-name="T5">computer that develops the intelligence free will, and emotions of a human being. </text:span></text:p>
      <text:p text:style-name="P6"/>
      <text:p text:style-name="P2"><text:span text:style-name="T6">10.) </text:span><text:span text:style-name="T5">Machine learning is a subset of AI application that learns by itself. It actually reprograms itself, as it digests more data, to perform the specific task its designed to perform with increasingly greater accuracy. </text:span></text:p>
      <text:p text:style-name="P6"/>
      <text:p text:style-name="P2"><text:span text:style-name="T6">11.) </text:span><text:span text:style-name="T5">Deep learning is a subset of machine learning application that teaches itself to perform a specific task with increasingly greater accuracy, without human intervention. </text:span></text:p>
      <text:p text:style-name="P6"/>
      <text:p text:style-name="P2"><text:span text:style-name="T6">12.) </text:span><text:span text:style-name="T5">Machine learning applications (also called machine learning models) are based on a neural network, which is a network of algorithmic calculations that attempts to mimic the perception and thought process of the human brain. </text:span></text:p>
      <text:p text:style-name="P6"/>
      <text:p text:style-name="P4"><text:span text:style-name="T1">13.) </text:span>At its most, basic, a neural network consists of the following:</text:p>
      <text:p text:style-name="P5">- An input level, where data enters the network.</text:p>
      <text:p text:style-name="P5">- At least one hidden level, where machine learning algorithms process the inputs and apply weights, biases and thresholds to the inputs.</text:p>
      <text:p text:style-name="P5">- An output layer, where various conclusions - in which the network has various degrees of confidence - emerge.</text:p>
      <text:p text:style-name="P6"/>
      <text:p text:style-name="P6"/>
      <text:p text:style-name="P2"><text:span text:style-name="T6">14.) </text:span><text:span text:style-name="T5">Machine learning models that are not deep learning models are based on artificial neural networks with just one hidden layer. These models are fed labeled data - data enhanced with tags that identify its features in a way that helps the model identify and understand the data. They are capable of supervised learning (I.e., learning that requires human supervision), such as periodic adjustment of the algorithms in the model.</text:span> </text:p>
      <text:p text:style-name="P2"/>
      <text:p text:style-name="P2"><text:span text:style-name="T6">15.) </text:span><text:span text:style-name="T5">Machine learning focuses on applications that learn from experience and improve their decision-making or predictive accuracy over time.</text:span></text:p>
      <text:p text:style-name="P2"/>
      <text:p text:style-name="P2"><text:span text:style-name="T7">16.) </text:span><text:span text:style-name="T5">Machine learning is a branch of artificial intelligence (AI) focused on building applications that learn from data and improve their accuracy over time without being programmed to do so.</text:span> </text:p>
      <text:p text:style-name="P2"/>
      <text:p text:style-name="P2"><text:span text:style-name="T7">17.) </text:span><text:span text:style-name="T5">In data science, an algorithm is a sequence of statistical processing steps.</text:span> </text:p>
      <text:p text:style-name="P2"><text:soft-page-break/><text:span text:style-name="T7">18.) </text:span><text:span text:style-name="T5">In machine learning, algorithms are 'trained' to find patterns and features in massive amounts of data in order to make decisions and predictions based on new data. The better the algorithm, the more accurate the decisions and predictions will become as it processes more data.</text:span></text:p>
      <text:p text:style-name="P2"/>
      <text:p text:style-name="P2"><text:span text:style-name="T7">19.) </text:span><text:span text:style-name="T5">Today, examples of machine learning are all around us. Digital assistants search the web and play music in response to our voice commands. Websites recommend products and movies and songs based on what we bought, watched, or listened to before. Robots vacuum our floors while we do something better with our time. Spam detectors stop unwanted emails from reaching our inboxes. Medical image analysis systems help doctors spot tumors they might have missed. And the first self-driving cars are hitting the road.</text:span></text:p>
      <text:p text:style-name="P2"><text:span text:style-name="T5"/></text:p>
      <text:p text:style-name="P2"><text:span text:style-name="T7">20.) </text:span><text:span text:style-name="T5">We can expect more. As big data keeps getting bigger, as computing becomes more powerful and affordable, and as data scientists keep developing more capable algorithms, machine learning will drive greater and greater efficiency in our personal and work lives.  </text:span></text:p>
      <text:p text:style-name="P2"><text:span text:style-name="T5"/></text:p>
      <text:p text:style-name="P8"><text:span text:style-name="T7">21.) </text:span><text:span text:style-name="T5">Deep learning models are based on deep neural networks - neural networks with multiple hidden layers, each of which further refines the conclusions of the previous layer. This movement of calculations through the hidden layers to the output layer is called forward propagation. Another process, called backpropagation, identifies errors in calculations, assigns them weights, and pushes them back to previous layers to refine or train the model. </text:span></text:p>
      <text:p text:style-name="P2"><text:span text:style-name="T5"/></text:p>
      <text:p text:style-name="P2"><text:span text:style-name="T7">22.) </text:span><text:span text:style-name="T5">While some deep learning models work with labeled data, many can work with unlabeled data - and lots of it. Deep learning models are also capable of unsupervised learning - detecting features and patterns in data with the barest minimum of human supervision.  </text:span></text:p>
      <text:p text:style-name="P2"><text:span text:style-name="T5"/></text:p>
      <text:p text:style-name="P2"><text:span text:style-name="T7">23.) </text:span><text:span text:style-name="T5">A simple illustration of the difference between deep learning and other machine learning is the difference between Apple's Siri or Amazon's Alexa (which recognize your voice commands without training) and the voice-to-type applications of a decade ago, which required users to "train" the program (and label the data) by speaking scores of words to the system before use. But deep learning models power far more sophisticated applications, including image recognition systems that can identify everyday objects more quickly and accurately than humans. </text:span></text:p>
      <text:p text:style-name="P2"><text:soft-page-break/><text:span text:style-name="T5"/></text:p>
      <text:p text:style-name="P2"><text:span text:style-name="T7">24.) </text:span><text:span text:style-name="T5">Deep learning simulates the human brain, enabling systems that learn to identify objects and perform complex tasks with increasing accuracy - all without human intervention. </text:span></text:p>
      <text:p text:style-name="P2"><text:span text:style-name="T5"/></text:p>
      <text:p text:style-name="P2"><text:span text:style-name="T7">25.) </text:span><text:span text:style-name="T5">Deep learning is a subset of machine learning in which multi-layered neural networks - modeled to work like the human brain - 'learn' from large amounts of data. Within each layer of the neural network, deep learning algorithms perform calculations and make predictions repeatedly, progressively 'learning' and gradually improving the accuracy of the outcome overtime.</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sf pro text" svg:font-family="'sf pro text', apple-system, BlinkMacSystemFont, Roboto, 'segoe ui', Helvetica, Arial, sans-serif, 'apple color emoji', 'segoe ui emoji', 'segoe ui 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N"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7-08T23:45:46.588000000</meta:creation-date>
    <dc:date>2021-07-09T00:05:03.386000000</dc:date>
    <meta:editing-duration>PT6M22S</meta:editing-duration>
    <meta:editing-cycles>2</meta:editing-cycles>
    <meta:generator>LibreOffice/7.0.4.2$Windows_X86_64 LibreOffice_project/dcf040e67528d9187c66b2379df5ea4407429775</meta:generator>
    <meta:document-statistic meta:table-count="0" meta:image-count="0" meta:object-count="0" meta:page-count="4" meta:paragraph-count="29" meta:word-count="1059" meta:character-count="6812" meta:non-whitespace-character-count="5763"/>
  </office:meta>
</office:document-meta>
</file>